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f37" officeooo:paragraph-rsid="00048f37"/>
    </style:style>
    <style:style style:name="P2" style:family="paragraph" style:parent-style-name="Standard">
      <style:paragraph-properties fo:text-align="end" style:justify-single-word="false"/>
      <style:text-properties officeooo:rsid="0004f6c7" officeooo:paragraph-rsid="0004f6c7"/>
    </style:style>
    <style:style style:name="P3" style:family="paragraph" style:parent-style-name="Standard">
      <style:text-properties officeooo:rsid="00048f37" officeooo:paragraph-rsid="00048f37"/>
    </style:style>
    <style:style style:name="P4" style:family="paragraph" style:parent-style-name="Standard">
      <style:paragraph-properties fo:text-align="end" style:justify-single-word="false"/>
      <style:text-properties officeooo:rsid="0004f6c7" officeooo:paragraph-rsid="000678ad"/>
    </style:style>
    <style:style style:name="P5" style:family="paragraph" style:parent-style-name="Standard">
      <style:paragraph-properties fo:text-align="end" style:justify-single-word="false"/>
      <style:text-properties officeooo:rsid="0004f6c7" officeooo:paragraph-rsid="0009db5c"/>
    </style:style>
    <style:style style:name="P6" style:family="paragraph" style:parent-style-name="Title">
      <style:paragraph-properties fo:break-before="page"/>
    </style:style>
    <style:style style:name="P7" style:family="paragraph" style:parent-style-name="Title">
      <style:paragraph-properties fo:break-before="page"/>
      <style:text-properties officeooo:rsid="000678ad" officeooo:paragraph-rsid="000678ad"/>
    </style:style>
    <style:style style:name="P8" style:family="paragraph" style:parent-style-name="Preformatted_20_Text">
      <style:paragraph-properties fo:margin-top="0mm" fo:margin-bottom="4.99mm" loext:contextual-spacing="false" fo:padding="1.06mm" fo:border="0.06pt solid #dcdcdc"/>
      <style:text-properties officeooo:paragraph-rsid="000678ad"/>
    </style:style>
    <style:style style:name="P9" style:family="paragraph" style:parent-style-name="Preformatted_20_Text">
      <style:paragraph-properties fo:margin-top="0mm" fo:margin-bottom="4.99mm" loext:contextual-spacing="false" fo:padding="1.06mm" fo:border="0.06pt solid #dcdcdc"/>
      <style:text-properties officeooo:paragraph-rsid="0009db5c"/>
    </style:style>
    <style:style style:name="P10" style:family="paragraph" style:parent-style-name="Preformatted_20_Text">
      <style:paragraph-properties fo:padding="1.06mm" fo:border="0.06pt solid #dcdcdc"/>
      <style:text-properties officeooo:paragraph-rsid="000678ad"/>
    </style:style>
    <style:style style:name="T1" style:family="text">
      <style:text-properties officeooo:rsid="00048f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5926" style:font-weight-asian="bold" style:font-weight-complex="bold"/>
    </style:style>
    <style:style style:name="T4" style:family="text">
      <style:text-properties fo:font-weight="bold" officeooo:rsid="0009db5c" style:font-weight-asian="bold" style:font-weight-complex="bold"/>
    </style:style>
    <style:style style:name="T5" style:family="text">
      <style:text-properties fo:color="#4ea134" fo:background-color="transparent" loext:char-shading-value="0"/>
    </style:style>
    <style:style style:name="T6" style:family="text">
      <style:text-properties fo:color="#4ea134" officeooo:rsid="00048f37" fo:background-color="transparent" loext:char-shading-value="0"/>
    </style:style>
    <style:style style:name="T7" style:family="text">
      <style:text-properties fo:color="#4ea134" fo:background-color="#9cff81" loext:char-shading-value="0"/>
    </style:style>
    <style:style style:name="T8" style:family="text">
      <style:text-properties fo:color="#4ea134" fo:background-color="#c2e0ae" loext:char-shading-value="0"/>
    </style:style>
    <style:style style:name="T9" style:family="text">
      <style:text-properties officeooo:rsid="000678ad"/>
    </style:style>
    <style:style style:name="T10" style:family="text">
      <style:text-properties fo:color="#225c1c"/>
    </style:style>
    <style:style style:name="T11" style:family="text">
      <style:text-properties fo:color="#225c1c" fo:background-color="#9cff81" loext:char-shading-value="0"/>
    </style:style>
    <style:style style:name="T12" style:family="text">
      <style:text-properties fo:color="#225c1c" officeooo:rsid="00048f37" fo:background-color="#9cff81" loext:char-shading-value="0"/>
    </style:style>
    <style:style style:name="T13" style:family="text">
      <style:text-properties fo:color="#225c1c" fo:background-color="#fff200" loext:char-shading-value="0"/>
    </style:style>
    <style:style style:name="T14" style:family="text">
      <style:text-properties fo:color="#225c1c" fo:background-color="#fff200" loext:char-shading-value="0"/>
    </style:style>
    <style:style style:name="T15" style:family="text">
      <style:text-properties fo:color="#225c1c" fo:background-color="#add58a" loext:char-shading-value="0"/>
    </style:style>
    <style:style style:name="T16" style:family="text">
      <style:text-properties fo:color="#225c1c" fo:background-color="#89c765" loext:char-shading-value="0"/>
    </style:style>
    <style:style style:name="T17" style:family="text">
      <style:text-properties fo:color="#225c1c" fo:background-color="#c2e0ae" loext:char-shading-value="0"/>
    </style:style>
    <style:style style:name="T18" style:family="text">
      <style:text-properties fo:color="#225c1c" officeooo:rsid="00048f37" fo:background-color="#c2e0ae" loext:char-shading-value="0"/>
    </style:style>
    <style:style style:name="T19" style:family="text">
      <style:text-properties officeooo:rsid="0007d5f1"/>
    </style:style>
    <style:style style:name="T20" style:family="text">
      <style:text-properties fo:background-color="#f7a19a" loext:char-shading-value="0"/>
    </style:style>
    <style:style style:name="T21" style:family="text">
      <style:text-properties fo:background-color="#f7a19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J</text:span>ohn Smith</text:p>
      <text:p text:style-name="P2">date: 02.04.2005</text:p>
      <text:h text:style-name="Heading_20_1" text:outline-level="1">CT Brain</text:h>
      <text:p text:style-name="P1"><text:span text:style-name="T2">Extra-axial spaces:</text:span> prominent frontally.</text:p>
      <text:p text:style-name="P1"><text:span text:style-name="T2">Ventricular system:</text:span> normal size; normal configuration.</text:p>
      <text:p text:style-name="P1"><text:span text:style-name="T2">Cerebral parenchyma:</text:span> appears unremarkable.</text:p>
      <text:p text:style-name="P1"/>
      <text:h text:style-name="Heading_20_2" text:outline-level="2">CT Neck</text:h>
      <text:p text:style-name="P1"><text:span text:style-name="T2">Nasopharynx:</text:span> normal.</text:p>
      <text:p text:style-name="P1"><text:span text:style-name="T2">Thyroid:</text:span> normal.</text:p>
      <text:p text:style-name="P7">Jan Kowalski</text:p>
      <text:p text:style-name="P4"><text:span text:style-name="T19">data</text:span>: <text:span text:style-name="T9">10</text:span>.04.20<text:span text:style-name="T19">10</text:span></text:p>
      <text:h text:style-name="Heading_20_1" text:outline-level="1">USG Jamy brzusznej i przestrzeni zaotrzewnowej (JB)</text:h>
      <text:p text:style-name="P10"><text:span text:style-name="Strong_20_Emphasis">Wątroba:</text:span><text:span text:style-name="Strong_20_Emphasis"><text:span text:style-name="T5"> </text:span></text:span><text:span text:style-name="T17">normoechogeniczna</text:span>, <text:span text:style-name="T17">bez</text:span><text:span text:style-name="T8"> </text:span><text:span text:style-name="T17">zmian</text:span><text:span text:style-name="T8"> </text:span><text:span text:style-name="T17">ogniskowych</text:span>, <text:span text:style-name="T17">niepowiększona</text:span>. </text:p>
      <text:p text:style-name="P10"><text:span text:style-name="Strong_20_Emphasis">Pęcherzyk żółciowy: </text:span><text:span text:style-name="T17">cienkościenny</text:span>,<text:span text:style-name="T8"> </text:span><text:span text:style-name="T17">bez</text:span><text:span text:style-name="T8"> </text:span><text:span text:style-name="T17">złogów</text:span>. </text:p>
      <text:p text:style-name="P10"><text:span text:style-name="Strong_20_Emphasis">Drogi żółciowe: </text:span><text:span text:style-name="T17">nieposzerzone</text:span>. </text:p>
      <text:p text:style-name="P10"><text:span text:style-name="Strong_20_Emphasis">Trzustka:</text:span><text:span text:style-name="Strong_20_Emphasis"><text:span text:style-name="T5"> </text:span></text:span><text:span text:style-name="T17">bez</text:span><text:span text:style-name="T8"> </text:span><text:span text:style-name="T17">zmian</text:span><text:span text:style-name="T8"> </text:span><text:span text:style-name="T17">ogniskowych</text:span>, <text:span text:style-name="T17">jednorodna</text:span>, <text:span text:style-name="T17">normoechogeniczna</text:span>. </text:p>
      <text:p text:style-name="P10"><text:span text:style-name="Strong_20_Emphasis">Śledziona: </text:span><text:span text:style-name="T17">bez</text:span><text:span text:style-name="T8"> </text:span><text:span text:style-name="T17">zmian</text:span><text:span text:style-name="T8"> </text:span><text:span text:style-name="T17">ogniskowych</text:span>, <text:span text:style-name="T17">niepowiększona</text:span>. </text:p>
      <text:p text:style-name="P10"><text:span text:style-name="Strong_20_Emphasis">Nadnercza: </text:span><text:span text:style-name="T17">niepowiększone</text:span>. </text:p>
      <text:p text:style-name="P10"><text:span text:style-name="Strong_20_Emphasis">Obie nerki: </text:span><text:span text:style-name="T17">bez</text:span><text:span text:style-name="T8"> </text:span><text:span text:style-name="T17">kamicy</text:span>,<text:span text:style-name="T8"> </text:span><text:span text:style-name="T17">bez zmian ogniskowych</text:span>, <text:span text:style-name="T17">o zachowanym zróżnicowaniu korowo-rdzeniowym</text:span>, <text:span text:style-name="T17">bez zastoju moczu</text:span>. </text:p>
      <text:p text:style-name="P10"><text:span text:style-name="Strong_20_Emphasis">Pęcherz moczowy: </text:span><text:span text:style-name="T17">gładki</text:span><text:span text:style-name="T8"> </text:span><text:span text:style-name="T17">w</text:span><text:span text:style-name="T8"> </text:span><text:span text:style-name="T17">obrysach</text:span>. </text:p>
      <text:p text:style-name="P8"><text:span text:style-name="Strong_20_Emphasis"><text:span text:style-name="T1">Duże naczynia jamy brzusznej:</text:span></text:span><text:span text:style-name="Strong_20_Emphasis"><text:span text:style-name="T6"> </text:span></text:span><text:span text:style-name="T18">w normie</text:span><text:span text:style-name="T1">.</text:span></text:p>
      <text:p text:style-name="P8"/>
      <text:p text:style-name="P8"/>
      <text:p text:style-name="P8"/>
      <text:p text:style-name="P8"/>
      <text:p text:style-name="P6">Adam Nowak</text:p>
      <text:p text:style-name="P5"><text:span text:style-name="T19">data</text:span>: <text:span text:style-name="T9">10</text:span>.04.20<text:span text:style-name="T19">10</text:span></text:p>
      <text:p text:style-name="P8">Rozpoznanie: CML, guz nerki</text:p>
      <text:h text:style-name="Heading_20_1" text:outline-level="1">Tomografia komputerowa klatki piersiowej</text:h>
      <text:p text:style-name="P9"><text:span text:style-name="T2">Technika badania</text:span>: badanie przed i po podaniu środka kontrastującego.<text:line-break/><text:span text:style-name="T2">Płuca</text:span>:<text:span text:style-name="T17"> bez zagęszczeń</text:span>; bez zmian podejrzanych o przerzuty, pojedyncza bulla rozedmowa w S6PP 20mm.<text:line-break/><text:span text:style-name="T2">Węzły chłonne w śródpiersiu</text:span>: przytchawicze dolne 8mm.<text:line-break/><text:span text:style-name="T2">Tchawica i oskrzela</text:span>: <text:span text:style-name="T17">prawidłowo drożne</text:span>.<text:line-break/><text:span text:style-name="T2">Jamy opłucnowe</text:span>: <text:span text:style-name="T17">bez płynu</text:span>.<text:line-break/><text:span text:style-name="T2">Serce i śródpiersie</text:span>: <text:span text:style-name="T21">serce powiększone w całości</text:span>.<text:line-break/><text:span text:style-name="T2">Pień i tętnice płucne</text:span>: <text:span text:style-name="T17">prawidłowo drożne</text:span>.<text:line-break/><text:span text:style-name="T2">Elementy miękkotkankowe ściany klatki piersiowej</text:span>: <text:span text:style-name="T21">guz w sutku prawym 35 x 37mm - zmiana przemawia za złośliwością</text:span>; węzły chłonne pachowe prawe kilka do 10mm.</text:p>
      <text:h text:style-name="Heading_20_1" text:outline-level="1">Tomografia komputerowa jamy brzusznej i miednicy małej</text:h>
      <text:p text:style-name="P8"><text:span text:style-name="T2">Wątroba</text:span>: <text:span text:style-name="T17">niepowiększona</text:span>; <text:span text:style-name="T17">bez zmian ogniskowych</text:span>; <text:span text:style-name="T17">jednorodna</text:span>; <text:span text:style-name="T17">normodensyjna</text:span>.<text:line-break/><text:span text:style-name="T2">Pęcherzyk</text:span> <text:span text:style-name="T2">żółciowy</text:span>: <text:span text:style-name="T17">cienkościenny</text:span>; <text:span text:style-name="T17">bez uwapnionych złogów.<text:line-break/></text:span><text:span text:style-name="T2">Drogi</text:span> <text:span text:style-name="T2">żółciowe</text:span>: <text:span text:style-name="T17">nieposzerzone</text:span>.<text:line-break/><text:span text:style-name="T2">Trzustka</text:span>: <text:span text:style-name="T17">prawidłowej wielkości</text:span>; <text:span text:style-name="T17">jednorodna</text:span>; <text:span text:style-name="T17">bez zmian ogniskowych</text:span>.<text:line-break/><text:span text:style-name="T2">Przewód</text:span> <text:span text:style-name="T2">trzustkowy</text:span>: <text:span text:style-name="T17">nieposzerzony</text:span>.<text:line-break/><text:span text:style-name="T2">Śledziona</text:span>: <text:span text:style-name="T17">niezmieniona</text:span>.<text:line-break/><text:span text:style-name="T4">N</text:span><text:span text:style-name="T2">adnercza</text:span>: <text:span text:style-name="T17">niepowiększone</text:span>.<text:line-break/><text:span text:style-name="T2">Nerka</text:span> <text:span text:style-name="T2">prawa</text:span>: <text:span text:style-name="T21">z patologicznym guzem 52 x 35mm, zlokalizowanym w części środkowej kory</text:span> , podejrzanym o zmianę rozrostową; <text:span text:style-name="T21">z torbielą 12mm</text:span>.<text:line-break/><text:span text:style-name="T2">Nerka</text:span> <text:span text:style-name="T2">lewa</text:span>: <text:span text:style-name="T17">położona prawidłowo</text:span>; <text:span text:style-name="T17">bez zastoju moczu</text:span>; <text:span text:style-name="T17">bez uwapnionych złogów</text:span>; <text:span text:style-name="T21">z obecnością torbieli lub zmiany rozrostowej 8mm - zbyt mała do oceny ( filtr badania o niskiej rozdzielczości obrazu)</text:span>.<text:line-break/><text:span text:style-name="T2">Moczowody</text:span>: <text:span text:style-name="T17">nieposzerzone</text:span>.<text:line-break/><text:span text:style-name="T2">Pęcherz</text:span> <text:span text:style-name="T2">moczowy</text:span>: <text:span text:style-name="T17">gładki w obrysach</text:span>,<text:span text:style-name="T17"> dobrze wypełniony</text:span>.<text:line-break/><text:span text:style-name="T2">Narządy</text:span> <text:span text:style-name="T2">rodne</text:span>:<text:span text:style-name="T21"> macica mięśniakowata</text:span>, <text:span text:style-name="T21">ze zwapnieniami</text:span>.<text:line-break/><text:span text:style-name="T2">Węzły</text:span> <text:span text:style-name="T2">chłonne</text:span>: retrokawalny przy naczyniach nerki prawej 25 x 17x40mm.<text:line-break/><text:span text:style-name="T2">Jama</text:span> <text:span text:style-name="T2">otrzewnej</text:span>: <text:span text:style-name="T17">bez płynu</text:span>; <text:span text:style-name="T17">bez patologicznych zbiorników płynowych</text:span>.<text:line-break/><text:span text:style-name="T2">Elementy</text:span> <text:span text:style-name="T2">kostne</text:span> <text:span text:style-name="T2">objęte</text:span> <text:span text:style-name="T2">badaniem</text:span>: stan po złamaniu żebra X przykręgosłupowo; zaburzenia struktury najpewniej o charakterze zmian naciekowych w kościach miednicy, nie można wykluczyć drobnych zmian w trzonach - lepsza ocena w Sc; <text:span text:style-name="T21">stan po złamaniu kompresyjnym trzonu L1</text:span>.</text:p>
      <text:p text:style-name="P8"><text:span text:style-name="T3">W</text:span><text:span text:style-name="T2">nioski</text:span>: guz piersi prawej, guz nerki prawej z przerzutami do węzłów zaotrzewnowych, zmiany kostne do oceny w S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29:18.920640631</meta:creation-date>
    <dc:date>2018-05-16T14:53:46.699454353</dc:date>
    <meta:editing-duration>PT24M17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3" meta:paragraph-count="29" meta:word-count="353" meta:character-count="2758" meta:non-whitespace-character-count="2426"/>
  </office:meta>
</office:document-meta>
</file>